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text-properties officeooo:rsid="001c1847" officeooo:paragraph-rsid="001c1847"/>
    </style:style>
    <style:style style:name="P3" style:family="paragraph" style:parent-style-name="Frame_20_contents">
      <style:paragraph-properties fo:text-align="center" style:justify-single-word="false"/>
      <style:text-properties officeooo:rsid="001c1847" officeooo:paragraph-rsid="001c1847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1.499cm" fo:min-width="3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3.902cm" fo:min-width="4.5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3.879cm" fo:min-width="4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939cm" fo:min-width="4.5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 style:parent-style-name="Frame">
      <style:graphic-properties draw:textarea-horizontal-align="justify" draw:textarea-vertical-align="middle" draw:auto-grow-height="false" fo:min-height="3.808cm" fo:min-width="9.7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 style:parent-style-name="Frame">
      <style:graphic-properties draw:textarea-horizontal-align="justify" draw:textarea-vertical-align="middle" draw:auto-grow-height="false" fo:min-height="2.937cm" fo:min-width="6.6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1" draw:name="Linha 1" draw:style-name="gr2" draw:text-style-name="P4" svg:x1="8.342cm" svg:y1="2.526cm" svg:x2="8.236cm" svg:y2="6.151cm"><text:p/></draw:line><draw:custom-shape text:anchor-type="paragraph" draw:z-index="0" draw:name="Forma 1" draw:style-name="gr7" svg:width="9.393cm" svg:height="4.155cm" svg:x="3.5cm" svg:y="-1.39cm"><text:p text:style-name="P1">Inici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 2" draw:style-name="gr6" svg:width="9.764cm" svg:height="4.313cm" draw:transform="rotate (-3.13426227073142) translate (12.1390833333333cm 10.3734305555556cm)"><text:p text:style-name="P3">distancia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3" draw:name="Linha 2" draw:style-name="gr2" draw:text-style-name="P4" svg:x1="7.363cm" svg:y1="10.172cm" svg:x2="7.31cm" svg:y2="12.315cm"><text:p/></draw:line><draw:custom-shape text:anchor-type="paragraph" draw:z-index="4" draw:name="Forma 3" draw:style-name="gr5" svg:width="9.129cm" svg:height="5.875cm" svg:x="2.732cm" svg:y="12.051cm"><text:p>distancia &lt;= 45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" draw:name="Linha 3" draw:style-name="gr2" draw:text-style-name="P4" svg:x1="2.891cm" svg:y1="14.882cm" svg:x2="1.065cm" svg:y2="21.417cm"><text:p/></draw:line><draw:line text:anchor-type="paragraph" draw:z-index="6" draw:name="Linha 4" draw:style-name="gr2" draw:text-style-name="P4" svg:x1="11.516cm" svg:y1="15.041cm" svg:x2="14.612cm" svg:y2="20.544cm"><text:p/></draw:line><draw:custom-shape text:anchor-type="paragraph" draw:z-index="7" draw:name="Forma 4" draw:style-name="gr4" svg:width="4.816cm" svg:height="4.393cm" svg:x="-0.787cm" svg:y="21.205cm"><text:p text:style-name="P2">Você consegue fazer a viajem com seu carro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8" draw:name="Forma 5" draw:style-name="gr3" svg:width="4.552cm" svg:height="4.419cm" svg:x="12.76cm" svg:y="20.359cm"><text:p text:style-name="P2">Você não consegue fazer a viajem com seu carro</text:p>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line text:anchor-type="paragraph" draw:z-index="9" draw:name="Linha 5" draw:style-name="gr2" draw:text-style-name="P4" svg:x1="12.76cm" svg:y1="24.407cm" svg:x2="9.479cm" svg:y2="25.28cm"><text:p/></draw:line><draw:line text:anchor-type="paragraph" draw:z-index="10" draw:name="Linha 6" draw:style-name="gr2" draw:text-style-name="P4" svg:x1="2.944cm" svg:y1="24.037cm" svg:x2="5.643cm" svg:y2="25.042cm"><text:p/></draw:line><draw:custom-shape text:anchor-type="paragraph" draw:z-index="11" draw:name="Forma 6" draw:style-name="gr1" svg:width="4.446cm" svg:height="2.117cm" svg:x="5.272cm" svg:y="24.169cm"><text:p>fi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Você consegue fazer a viajem com seu carr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7T14:32:49.793000000</meta:creation-date>
    <dc:date>2023-06-07T14:39:01.710000000</dc:date>
    <meta:editing-duration>PT6M12S</meta:editing-duration>
    <meta:editing-cycles>1</meta:editing-cycles>
    <meta:document-statistic meta:table-count="0" meta:image-count="0" meta:object-count="0" meta:page-count="1" meta:paragraph-count="5" meta:word-count="27" meta:character-count="145" meta:non-whitespace-character-count="123"/>
    <meta:generator>LibreOffice/7.3.3.2$Windows_X86_64 LibreOffice_project/d1d0ea68f081ee2800a922cac8f79445e4603348</meta:generator>
  </office:meta>
</office:document-meta>
</file>